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9846in"/>
    </style:style>
    <style:style style:name="co2" style:family="table-column">
      <style:table-column-properties fo:break-before="auto" style:column-width="4.2543in"/>
    </style:style>
    <style:style style:name="co3" style:family="table-column">
      <style:table-column-properties fo:break-before="auto" style:column-width="4.6429in"/>
    </style:style>
    <style:style style:name="co4" style:family="table-column">
      <style:table-column-properties fo:break-before="auto" style:column-width="4.7598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5638in"/>
    </style:style>
    <style:style style:name="co7" style:family="table-column">
      <style:table-column-properties fo:break-before="auto" style:column-width="5.04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39in" fo:break-before="auto" style:use-optimal-row-height="false"/>
    </style:style>
    <style:style style:name="ro3" style:family="table-row">
      <style:table-row-properties style:row-height="0.4535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a" fo:country="DK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7" table:default-cell-style-name="ce1"/>
        <table:table-row table:style-name="ro1">
          <table:table-cell office:value-type="string">
            <text:p>code, string, Identifing code, The code that identifies the value</text:p>
          </table:table-cell>
          <table:table-cell office:value-type="string">
            <text:p>term, string, Term of the code, The term accociated with the code</text:p>
          </table:table-cell>
          <table:table-cell office:value-type="string">
            <text:p>description, string, Description, Description of the term and cod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MOD</text:p>
          </table:table-cell>
          <table:table-cell office:value-type="string">
            <text:p>Recived, Modtaget=da</text:p>
          </table:table-cell>
          <table:table-cell office:value-type="string">
            <text:p>MOD is the code for a study is recived, MOD er betegnelsen for at et studie er modtaget=da</text:p>
          </table:table-cell>
          <table:table-cell table:number-columns-repeated="1021"/>
        </table:table-row>
        <table:table-row table:style-name="ro3">
          <table:table-cell office:value-type="string">
            <text:p>ARE</text:p>
          </table:table-cell>
          <table:table-cell office:value-type="string">
            <text:p>Archived, Arkiveret=da</text:p>
          </table:table-cell>
          <table:table-cell office:value-type="string">
            <text:p>ARE is the code for an archived study desiminatted into a long time sutainable persevation format , ARE er betegnelsen for at et studie er initielt konverteret til et langtidsholdbartformat=da</text:p>
          </table:table-cell>
          <table:table-cell table:number-columns-repeated="3"/>
          <table:table-cell table:style-name="ce2"/>
          <table:table-cell table:number-columns-repeated="1017"/>
        </table:table-row>
        <table:table-row table:style-name="ro4">
          <table:table-cell office:value-type="string">
            <text:p>FOE</text:p>
          </table:table-cell>
          <table:table-cell office:value-type="string">
            <text:p>Annototed to DDI-L standard, Oparbejdet til DDI-L=da</text:p>
          </table:table-cell>
          <table:table-cell office:value-type="string">
            <text:p>FOE is the code for an archived study disseminated into the DDI-L standard, FOE er betegnelsen for at et studie er oparbejdet til klasse E=da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0">10/30/2012</text:date>, <text:time>09:1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10-30T08:51:07</dc:date>
    <dc:creator>Jannik Jensen</dc:creator>
    <meta:editing-duration>PT7M14S</meta:editing-duration>
    <meta:editing-cycles>1</meta:editing-cycles>
    <meta:document-statistic meta:table-count="1" meta:cell-count="12" meta:object-count="0"/>
  </office:meta>
</office:document-meta>
</file>